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38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44" style:family="table-column">
      <style:table-column-properties fo:break-before="auto" style:column-width="4.882cm"/>
    </style:style>
    <style:style style:name="co45" style:family="table-column">
      <style:table-column-properties fo:break-before="auto" style:column-width="4.057cm"/>
    </style:style>
    <style:style style:name="co46" style:family="table-column">
      <style:table-column-properties fo:break-before="auto" style:column-width="6.218cm"/>
    </style:style>
    <style:style style:name="co47" style:family="table-column">
      <style:table-column-properties fo:break-before="auto" style:column-width="5.86cm"/>
    </style:style>
    <style:style style:name="co48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39" style:family="table-column">
      <style:table-column-properties fo:break-before="auto" style:column-width="3.221cm"/>
    </style:style>
    <style:style style:name="co40" style:family="table-column">
      <style:table-column-properties fo:break-before="auto" style:column-width="4.23cm"/>
    </style:style>
    <style:style style:name="co41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42" style:family="table-column">
      <style:table-column-properties fo:break-before="auto" style:column-width="3.06cm"/>
    </style:style>
    <style:style style:name="co43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3.163cm"/>
    </style:style>
    <style:style style:name="co28" style:family="table-column">
      <style:table-column-properties fo:break-before="auto" style:column-width="3.431cm"/>
    </style:style>
    <style:style style:name="co29" style:family="table-column">
      <style:table-column-properties fo:break-before="auto" style:column-width="4.029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4.856cm"/>
    </style:style>
    <style:style style:name="co32" style:family="table-column">
      <style:table-column-properties fo:break-before="auto" style:column-width="1.452cm"/>
    </style:style>
    <style:style style:name="co33" style:family="table-column">
      <style:table-column-properties fo:break-before="auto" style:column-width="9.294cm"/>
    </style:style>
    <style:style style:name="co34" style:family="table-column">
      <style:table-column-properties fo:break-before="auto" style:column-width="15.993cm"/>
    </style:style>
    <style:style style:name="co35" style:family="table-column">
      <style:table-column-properties fo:break-before="auto" style:column-width="2.265cm"/>
    </style:style>
    <style:style style:name="co36" style:family="table-column">
      <style:table-column-properties fo:break-before="auto" style:column-width="2.261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6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5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99">
      <style:table-cell-properties style:rotation-align="none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9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99">
      <style:table-cell-properties style:rotation-align="none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6">
        <office:forms form:automatic-focus="false" form:apply-design-mode="false"/>
        <table:table-column table:style-name="co38" table:default-cell-style-name="ce26"/>
        <table:table-column table:style-name="co2" table:default-cell-style-name="ce28"/>
        <table:table-column table:style-name="co44" table:default-cell-style-name="ce26"/>
        <table:table-column table:style-name="co45" table:default-cell-style-name="ce28"/>
        <table:table-column table:style-name="co46" table:default-cell-style-name="ce26"/>
        <table:table-column table:style-name="co47" table:default-cell-style-name="ce31"/>
        <table:table-column table:style-name="co48" table:number-columns-repeated="58"/>
        <table:table-row table:style-name="ro1">
          <table:table-cell table:style-name="ce25" office:value-type="string" calcext:value-type="string">
            <text:p>meta_package_index</text:p>
          </table:table-cell>
          <table:table-cell table:style-name="ce27" office:value-type="string" calcext:value-type="string">
            <text:p>meta_package_valid</text:p>
          </table:table-cell>
          <table:table-cell table:style-name="ce25" office:value-type="string" calcext:value-type="string">
            <text:p>meta_package_data_size</text:p>
          </table:table-cell>
          <table:table-cell table:style-name="ce27" office:value-type="string" calcext:value-type="string">
            <text:p>meta_package_tree</text:p>
          </table:table-cell>
          <table:table-cell table:style-name="ce25" office:value-type="string" calcext:value-type="string">
            <text:p>meta_package_description</text:p>
          </table:table-cell>
          <table:table-cell table:style-name="ce30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EZStacking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numpy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pandas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os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gc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itertool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joblib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matplotlib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warnings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r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math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scipy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scikit-learn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seaborn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Yellow-bricks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small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Gaussian Process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Decision Tree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Random Forest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AdaBoost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arg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Logistic 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small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small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KNeighbors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small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Gaussian Naive Bayes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arg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7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 table:style-name="ce27"/>
          <table:table-cell office:value-type="string" calcext:value-type="string">
            <text:p>Stacking y/n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4"/>
          <table:named-range table:name="_xlnm._FilterDatabase_0" table:base-cell-address="$meta_package.$A$1" table:cell-range-address="$meta_package.$A$1:.$F$33"/>
        </table:named-expressions>
      </table:table>
      <table:table table:name="package_source" table:style-name="ta2"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number-columns-repeated="2" table:default-cell-style-name="ce26"/>
        <table:table-column table:style-name="co14" table:number-columns-repeated="57" table:default-cell-style-name="Default"/>
        <table:table-column table:style-name="co15" table:number-columns-repeated="959" table:default-cell-style-name="ce25"/>
        <table:table-row table:style-name="ro1">
          <table:table-cell table:style-name="ce25" office:value-type="string" calcext:value-type="string">
            <text:p>package_source_index</text:p>
          </table:table-cell>
          <table:table-cell table:style-name="ce25" office:value-type="string" calcext:value-type="string">
            <text:p>meta_package_index</text:p>
          </table:table-cell>
          <table:table-cell table:style-name="ce25" office:value-type="string" calcext:value-type="string">
            <text:p>package_source_name</text:p>
          </table:table-cell>
          <table:table-cell table:style-name="ce25" office:value-type="string" calcext:value-type="string">
            <text:p>package_source_type</text:p>
          </table:table-cell>
          <table:table-cell table:style-name="ce25" office:value-type="string" calcext:value-type="string">
            <text:p>package_source_short_name</text:p>
          </table:table-cell>
          <table:table-cell table:style-name="ce25" office:value-type="string" calcext:value-type="string">
            <text:p>package_source_kaggle</text:p>
          </table:table-cell>
          <table:table-cell table:style-name="ce25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25" office:value-type="string" calcext:value-type="string">
            <text:p>full</text:p>
          </table:table-cell>
          <table:table-cell table:style-name="ce25" office:value-type="string" calcext:value-type="string">
            <text:p>*</text:p>
          </table:table-cell>
          <table:table-cell table:style-name="ce28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5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33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3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5" office:value-type="string" calcext:value-type="string">
            <text:p>None</text:p>
          </table:table-cell>
          <table:table-cell table:style-name="ce28" office:value-type="string" calcext:value-type="string">
            <text:p>both</text:p>
          </table:table-cell>
          <table:table-cell table:style-name="ce25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2"/>
          <table:named-range table:name="_xlnm._FilterDatabase_0" table:base-cell-address="$meta_package.$A$1" table:cell-range-address="$package_source.$A$1:.$G$51"/>
        </table:named-expressions>
      </table:table>
      <table:table table:name="package" table:style-name="ta5">
        <table:table-column table:style-name="co9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19" table:default-cell-style-name="ce26"/>
        <table:table-column table:style-name="co42" table:default-cell-style-name="ce26"/>
        <table:table-column table:style-name="co43" table:default-cell-style-name="ce26"/>
        <table:table-column table:style-name="co14" table:number-columns-repeated="57" table:default-cell-style-name="Default"/>
        <table:table-column table:style-name="co15" table:number-columns-repeated="959" table:default-cell-style-name="ce25"/>
        <table:table-row table:style-name="ro1">
          <table:table-cell table:style-name="ce25" office:value-type="string" calcext:value-type="string">
            <text:p>package_source_index</text:p>
          </table:table-cell>
          <table:table-cell table:style-name="ce25" office:value-type="string" calcext:value-type="string">
            <text:p>package_index</text:p>
          </table:table-cell>
          <table:table-cell table:style-name="ce25" office:value-type="string" calcext:value-type="string">
            <text:p>meta_package_index</text:p>
          </table:table-cell>
          <table:table-cell table:style-name="ce25" office:value-type="string" calcext:value-type="string">
            <text:p>package_name</text:p>
          </table:table-cell>
          <table:table-cell table:style-name="ce25" office:value-type="string" calcext:value-type="string">
            <text:p>package_problem</text:p>
          </table:table-cell>
          <table:table-cell table:style-name="ce25" office:value-type="string" calcext:value-type="string">
            <text:p>package_type</text:p>
          </table:table-cell>
          <table:table-cell table:style-name="ce25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5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5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5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5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5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5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squared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linear'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poly'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rbf'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5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6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6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5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5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5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3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3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3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6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33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33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33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33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3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19" table:default-cell-style-name="ce28"/>
        <table:table-column table:style-name="co32" table:default-cell-style-name="ce38"/>
        <table:table-column table:style-name="co33" table:default-cell-style-name="ce38"/>
        <table:table-column table:style-name="co34" table:default-cell-style-name="ce38"/>
        <table:table-column table:style-name="co35" table:number-columns-repeated="59" table:default-cell-style-name="Default"/>
        <table:table-column table:style-name="co36" table:number-columns-repeated="953" table:default-cell-style-name="ce25"/>
        <table:table-row table:style-name="ro1">
          <table:table-cell table:style-name="ce25" office:value-type="string" calcext:value-type="string">
            <text:p>sort_key</text:p>
          </table:table-cell>
          <table:table-cell table:style-name="ce37" office:value-type="string" calcext:value-type="string">
            <text:p>meta_package_index</text:p>
          </table:table-cell>
          <table:table-cell table:style-name="ce27" office:value-type="string" calcext:value-type="string">
            <text:p>document_problem</text:p>
          </table:table-cell>
          <table:table-cell table:style-name="ce27" office:value-type="string" calcext:value-type="string">
            <text:p>document_stacking</text:p>
          </table:table-cell>
          <table:table-cell table:style-name="ce27" office:value-type="string" calcext:value-type="string">
            <text:p>document_keras</text:p>
          </table:table-cell>
          <table:table-cell table:style-name="ce27" office:value-type="string" calcext:value-type="string">
            <text:p>document_xgb</text:p>
          </table:table-cell>
          <table:table-cell table:style-name="ce27" office:value-type="string" calcext:value-type="string">
            <text:p>document_pipeline</text:p>
          </table:table-cell>
          <table:table-cell table:style-name="ce27" office:value-type="string" calcext:value-type="string">
            <text:p>document_yb</text:p>
          </table:table-cell>
          <table:table-cell table:style-name="ce27" office:value-type="string" calcext:value-type="string">
            <text:p>document_data_size</text:p>
          </table:table-cell>
          <table:table-cell table:style-name="ce27" office:value-type="string" calcext:value-type="string">
            <text:p>document_cv</text:p>
          </table:table-cell>
          <table:table-cell table:style-name="ce27" office:value-type="string" calcext:value-type="string">
            <text:p>document_level_1_model</text:p>
          </table:table-cell>
          <table:table-cell table:style-name="ce27" office:value-type="string" calcext:value-type="string">
            <text:p>document_kaggle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code</text:p>
          </table:table-cell>
          <table:table-cell table:number-columns-repeated="1012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12"/>
        </table:table-row>
        <table:table-row table:style-name="ro1">
          <table:table-cell table:style-name="ce25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</text:p>
          </table:table-cell>
          <table:table-cell table:style-name="ce37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2"/>
        </table:table-row>
        <table:table-row table:style-name="ro1">
          <table:table-cell table:style-name="ce25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7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2"/>
        </table:table-row>
        <table:table-row table:style-name="ro1">
          <table:table-cell table:style-name="ce25" table:formula="of:=[.A5]+1" office:value-type="float" office:value="5" calcext:value-type="float">
            <text:p>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2"/>
        </table:table-row>
        <table:table-row table:style-name="ro1">
          <table:table-cell table:style-name="ce25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2"/>
        </table:table-row>
        <table:table-row table:style-name="ro1">
          <table:table-cell table:style-name="ce25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2"/>
        </table:table-row>
        <table:table-row table:style-name="ro1">
          <table:table-cell table:style-name="ce25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2"/>
        </table:table-row>
        <table:table-row table:style-name="ro1">
          <table:table-cell table:style-name="ce25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2"/>
        </table:table-row>
        <table:table-row table:style-name="ro1">
          <table:table-cell table:style-name="ce25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2"/>
        </table:table-row>
        <table:table-row table:style-name="ro1">
          <table:table-cell table:style-name="ce25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2"/>
        </table:table-row>
        <table:table-row table:style-name="ro1">
          <table:table-cell table:style-name="ce25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2"/>
        </table:table-row>
        <table:table-row table:style-name="ro1">
          <table:table-cell table:style-name="ce25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2"/>
        </table:table-row>
        <table:table-row table:style-name="ro1">
          <table:table-cell table:style-name="ce25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2"/>
        </table:table-row>
        <table:table-row table:style-name="ro1">
          <table:table-cell table:style-name="ce25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threshold_model = "</text:span> + str(threshold_model)</text:p>
          </table:table-cell>
          <table:table-cell table:number-columns-repeated="1012"/>
        </table:table-row>
        <table:table-row table:style-name="ro1">
          <table:table-cell table:style-name="ce25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5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2"/>
        </table:table-row>
        <table:table-row table:style-name="ro1">
          <table:table-cell table:style-name="ce25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CPU = "</text:span> + str(with_CPU)</text:p>
          </table:table-cell>
          <table:table-cell table:number-columns-repeated="1012"/>
        </table:table-row>
        <table:table-row table:style-name="ro1">
          <table:table-cell table:style-name="ce25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12"/>
        </table:table-row>
        <table:table-row table:style-name="ro1">
          <table:table-cell table:style-name="ce25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2"/>
        </table:table-row>
        <table:table-row table:style-name="ro1">
          <table:table-cell table:style-name="ce25" table:formula="of:=[.A21]+1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5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2"/>
        </table:table-row>
        <table:table-row table:style-name="ro1">
          <table:table-cell table:style-name="ce25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5" table:formula="of:=[.A24]+1" office:value-type="float" office:value="24" calcext:value-type="float">
            <text:p>2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37" office:value-type="string" calcext:value-type="string">
            <text:p>"df_copy = df.copy()"</text:p>
          </table:table-cell>
          <table:table-cell table:number-columns-repeated="1012"/>
        </table:table-row>
        <table:table-row table:style-name="ro1">
          <table:table-cell table:style-name="ce25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2"/>
        </table:table-row>
        <table:table-row table:style-name="ro1">
          <table:table-cell table:style-name="ce25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5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25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2"/>
        </table:table-row>
        <table:table-row table:style-name="ro1">
          <table:table-cell table:style-name="ce25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2"/>
        </table:table-row>
        <table:table-row table:style-name="ro1">
          <table:table-cell table:style-name="ce25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2"/>
        </table:table-row>
        <table:table-row table:style-name="ro1">
          <table:table-cell table:style-name="ce25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2"/>
        </table:table-row>
        <table:table-row table:style-name="ro1">
          <table:table-cell table:style-name="ce25" table:formula="of:=[.A33]+1" office:value-type="float" office:value="33" calcext:value-type="float">
            <text:p>33</text:p>
          </table:table-cell>
          <table:table-cell office:value-type="string" calcext:value-type="string">
            <text:p>NP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2"/>
        </table:table-row>
        <table:table-row table:style-name="ro1">
          <table:table-cell table:style-name="ce25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2"/>
        </table:table-row>
        <table:table-row table:style-name="ro1">
          <table:table-cell table:style-name="ce25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2"/>
        </table:table-row>
        <table:table-row table:style-name="ro1">
          <table:table-cell table:style-name="ce25" table:formula="of:=[.A36]+1" office:value-type="float" office:value="36" calcext:value-type="float">
            <text:p>3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37]+1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2"/>
        </table:table-row>
        <table:table-row table:style-name="ro1">
          <table:table-cell table:style-name="ce25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7" office:value-type="string" calcext:value-type="string">
            <text:p>Imputation</text:p>
          </table:table-cell>
          <table:table-cell table:style-name="ce37" office:value-type="string" calcext:value-type="string">
            <text:p>"df = imputation(df)"</text:p>
          </table:table-cell>
          <table:table-cell table:number-columns-repeated="1012"/>
        </table:table-row>
        <table:table-row table:style-name="ro1">
          <table:table-cell table:style-name="ce25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2"/>
        </table:table-row>
        <table:table-row table:style-name="ro1">
          <table:table-cell table:style-name="ce25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25" table:formula="of:=[.A41]+1" office:value-type="float" office:value="41" calcext:value-type="float">
            <text:p>4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2"/>
        </table:table-row>
        <table:table-row table:style-name="ro1">
          <table:table-cell table:style-name="ce25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43]+1" office:value-type="float" office:value="43" calcext:value-type="float">
            <text:p>43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2"/>
        </table:table-row>
        <table:table-row table:style-name="ro1">
          <table:table-cell table:style-name="ce25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37" office:value-type="string" calcext:value-type="string">
            <text:p>"rank2d(df, algorithm='pearson');"</text:p>
          </table:table-cell>
          <table:table-cell table:number-columns-repeated="1012"/>
        </table:table-row>
        <table:table-row table:style-name="ro1">
          <table:table-cell table:style-name="ce25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37" office:value-type="string" calcext:value-type="string">
            <text:p>"rank2d(df, algorithm='covariance');"</text:p>
          </table:table-cell>
          <table:table-cell table:number-columns-repeated="1012"/>
        </table:table-row>
        <table:table-row table:style-name="ro1">
          <table:table-cell table:style-name="ce25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37" office:value-type="string" calcext:value-type="string">
            <text:p>"rank2d(df, algorithm='spearman');"</text:p>
          </table:table-cell>
          <table:table-cell table:number-columns-repeated="1012"/>
        </table:table-row>
        <table:table-row table:style-name="ro1">
          <table:table-cell table:style-name="ce25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37" office:value-type="string" calcext:value-type="string">
            <text:p>"rank2d(df, algorithm='kendalltau');"</text:p>
          </table:table-cell>
          <table:table-cell table:number-columns-repeated="1012"/>
        </table:table-row>
        <table:table-row table:style-name="ro1">
          <table:table-cell table:style-name="ce25" table:formula="of:=[.A51]+1" office:value-type="float" office:value="51" calcext:value-type="float">
            <text:p>5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Correlation</text:p>
          </table:table-cell>
          <table:table-cell table:style-name="ce37" office:value-type="string" calcext:value-type="string">
            <text:p>"corr = df.corr() \ncorr.style.background_gradient(cmap='coolwarm')"</text:p>
          </table:table-cell>
          <table:table-cell table:number-columns-repeated="1012"/>
        </table:table-row>
        <table:table-row table:style-name="ro1">
          <table:table-cell table:style-name="ce25" table:formula="of:=[.A52]+1" office:value-type="float" office:value="52" calcext:value-type="float">
            <text:p>5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2"/>
        </table:table-row>
        <table:table-row table:style-name="ro1">
          <table:table-cell table:style-name="ce25" table:formula="of:=[.A53]+1" office:value-type="float" office:value="53" calcext:value-type="float">
            <text:p>53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7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25" table:formula="of:=[.A54]+1" office:value-type="float" office:value="54" calcext:value-type="float">
            <text:p>54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25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2"/>
        </table:table-row>
        <table:table-row table:style-name="ro1">
          <table:table-cell table:style-name="ce25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2"/>
        </table:table-row>
        <table:table-row table:style-name="ro1">
          <table:table-cell table:style-name="ce25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2"/>
        </table:table-row>
        <table:table-row table:style-name="ro1">
          <table:table-cell table:style-name="ce25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37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2"/>
        </table:table-row>
        <table:table-row table:style-name="ro1">
          <table:table-cell table:style-name="ce25" table:formula="of:=[.A59]+1"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37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2"/>
        </table:table-row>
        <table:table-row table:style-name="ro1">
          <table:table-cell table:style-name="ce25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2"/>
        </table:table-row>
        <table:table-row table:style-name="ro1">
          <table:table-cell table:style-name="ce25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2"/>
        </table:table-row>
        <table:table-row table:style-name="ro1">
          <table:table-cell table:style-name="ce25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7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2"/>
        </table:table-row>
        <table:table-row table:style-name="ro1">
          <table:table-cell table:style-name="ce25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25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7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25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2">"feature_importances(RandomForestClassifier(criterion='gini', n_estimators=50)</text:span>, X, y);"</text:p>
          </table:table-cell>
          <table:table-cell table:number-columns-repeated="1012"/>
        </table:table-row>
        <table:table-row table:style-name="ro1">
          <table:table-cell table:style-name="ce25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7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12"/>
        </table:table-row>
        <table:table-row table:style-name="ro1">
          <table:table-cell table:style-name="ce25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25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7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25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2"/>
        </table:table-row>
        <table:table-row table:style-name="ro1">
          <table:table-cell table:style-name="ce25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2"/>
        </table:table-row>
        <table:table-row table:style-name="ro1">
          <table:table-cell table:style-name="ce25" table:formula="of:=[.A72]+1" office:value-type="float" office:value="72" calcext:value-type="float">
            <text:p>7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5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25" table:formula="of:=[.A75]+1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 office:value-type="string" calcext:value-type="string">
            <text:p>##</text:p>
          </table:table-cell>
          <table:table-cell table:style-name="ce37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25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25" table:formula="of:=[.A78]+1" office:value-type="float" office:value="78" calcext:value-type="float">
            <text:p>7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7" office:value-type="string" calcext:value-type="string">
            <text:p>"nb_features = len(X.columns.tolist())"</text:p>
          </table:table-cell>
          <table:table-cell table:number-columns-repeated="1012"/>
        </table:table-row>
        <table:table-row table:style-name="ro1">
          <table:table-cell table:style-name="ce25" table:formula="of:=[.A79]+1" office:value-type="float" office:value="79" calcext:value-type="float">
            <text:p>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nb_targets = len(y.unique())"</text:p>
          </table:table-cell>
          <table:table-cell table:number-columns-repeated="1012"/>
        </table:table-row>
        <table:table-row table:style-name="ro1">
          <table:table-cell table:style-name="ce25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<text:span text:style-name="T2">"nb_targets = </text:span>1"</text:p>
          </table:table-cell>
          <table:table-cell table:number-columns-repeated="1012"/>
        </table:table-row>
        <table:table-row table:style-name="ro1">
          <table:table-cell table:style-name="ce25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<text:span text:style-name="T2">"layer_size = nb_features + nb_targets</text:span> + 2"</text:p>
          </table:table-cell>
          <table:table-cell table:number-columns-repeated="1012"/>
        </table:table-row>
        <table:table-row table:style-name="ro1">
          <table:table-cell table:style-name="ce25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7" office:value-type="string" calcext:value-type="string">
            <text:p><text:span text:style-name="T2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12"/>
        </table:table-row>
        <table:table-row table:style-name="ro1">
          <table:table-cell table:style-name="ce25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2"/>
        </table:table-row>
        <table:table-row table:style-name="ro1">
          <table:table-cell table:style-name="ce25" table:formula="of:=[.A84]+1" office:value-type="float" office:value="84" calcext:value-type="float">
            <text:p>8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85]+1" office:value-type="float" office:value="85" calcext:value-type="float">
            <text:p>8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7" office:value-type="string" calcext:value-type="string">
            <text:p>"cat_selector = make_column_selector(dtype_include=object)"</text:p>
          </table:table-cell>
          <table:table-cell table:number-columns-repeated="1012"/>
        </table:table-row>
        <table:table-row table:style-name="ro1">
          <table:table-cell table:style-name="ce25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num_selector = make_column_selector(dtype_include=np.number)"</text:p>
          </table:table-cell>
          <table:table-cell table:number-columns-repeated="1012"/>
        </table:table-row>
        <table:table-row table:style-name="ro1">
          <table:table-cell table:style-name="ce25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37" office:value-type="string" calcext:value-type="string">
            <text:p><text:span text:style-name="T2">"cat_tree_processor = make_pipeline(SimpleImputer(strategy='most_frequent'), OrdinalEncoder(handle_unknown='use_encoded_value', unknown_value=-1))</text:span>"</text:p>
          </table:table-cell>
          <table:table-cell table:number-columns-repeated="1012"/>
        </table:table-row>
        <table:table-row table:style-name="ro1">
          <table:table-cell table:style-name="ce25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num_tree_processor = make_pipeline(IterativeImputer(random_state=0, add_indicator=True))"</text:p>
          </table:table-cell>
          <table:table-cell table:number-columns-repeated="1012"/>
        </table:table-row>
        <table:table-row table:style-name="ro1">
          <table:table-cell table:style-name="ce25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25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37" office:value-type="string" calcext:value-type="string">
            <text:p><text:span text:style-name="T2">"cat_ntree_processor = make_pipeline(SimpleImputer(strategy='most_frequent'), OneHotEncoder(handle_unknown='ignore', sparse=False))</text:span>"</text:p>
          </table:table-cell>
          <table:table-cell table:number-columns-repeated="1012"/>
        </table:table-row>
        <table:table-row table:style-name="ro1">
          <table:table-cell table:style-name="ce25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num_ntree_processor = make_pipeline(IterativeImputer(random_state=0, add_indicator=True), StandardScaler())"</text:p>
          </table:table-cell>
          <table:table-cell table:number-columns-repeated="1012"/>
        </table:table-row>
        <table:table-row table:style-name="ro1">
          <table:table-cell table:style-name="ce25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25" table:formula="of:=[.A95]+1" office:value-type="float" office:value="95" calcext:value-type="float">
            <text:p>9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37" office:value-type="string" calcext:value-type="string">
            <text:p>keras_nn(problem_type)</text:p>
          </table:table-cell>
          <table:table-cell table:number-columns-repeated="1012"/>
        </table:table-row>
        <table:table-row table:style-name="ro1">
          <table:table-cell table:style-name="ce25" table:formula="of:=[.A96]+1" office:value-type="float" office:value="96" calcext:value-type="float">
            <text:p>9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Early Stopping</text:p>
          </table:table-cell>
          <table:table-cell table:style-name="ce37" office:value-type="string" calcext:value-type="string">
            <text:p>"es = EarlyStopping(monitor='val_loss', mode='auto', verbose=1, patience=20)"</text:p>
          </table:table-cell>
          <table:table-cell table:number-columns-repeated="1012"/>
        </table:table-row>
        <table:table-row table:style-name="ro1">
          <table:table-cell table:style-name="ce25" table:formula="of:=[.A97]+1" office:value-type="float" office:value="97" calcext:value-type="float">
            <text:p>9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<text:span text:style-name="T2">"K_C = KerasClassifier(K_Class, batch_size=64, epochs=2000, callbacks=[es], validation_split=0.1</text:span>, verbose=1) \nK_C._estimator_type = 'classifier'"</text:p>
          </table:table-cell>
          <table:table-cell table:number-columns-repeated="1012"/>
        </table:table-row>
        <table:table-row table:style-name="ro1">
          <table:table-cell table:style-name="ce25" table:formula="of:=[.A98]+1" office:value-type="float" office:value="98" calcext:value-type="float">
            <text:p>9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<text:span text:style-name="T2">"K_R = KerasRegressor(K_Regre, batch_size=64, epochs=2000, callbacks=[es], validation_split=0.1</text:span>, verbose=1) \nK_R._estimator_type = 'regressor'"</text:p>
          </table:table-cell>
          <table:table-cell table:number-columns-repeated="1012"/>
        </table:table-row>
        <table:table-row table:style-name="ro1">
          <table:table-cell table:style-name="ce25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2"/>
        </table:table-row>
        <table:table-row table:style-name="ro1">
          <table:table-cell table:style-name="ce25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25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25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25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25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25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25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37" office:value-type="string" calcext:value-type="string">
            <text:p>"model = StackingRegressor(level_0, final_estimator=level_1, n_jobs=-1)"</text:p>
          </table:table-cell>
          <table:table-cell table:number-columns-repeated="1012"/>
        </table:table-row>
        <table:table-row table:style-name="ro1">
          <table:table-cell table:style-name="ce25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37" office:value-type="string" calcext:value-type="string">
            <text:p>"model = StackingRegressor(level_0, final_estimator=level_1)"</text:p>
          </table:table-cell>
          <table:table-cell table:number-columns-repeated="1012"/>
        </table:table-row>
        <table:table-row table:style-name="ro1">
          <table:table-cell table:style-name="ce25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37" office:value-type="string" calcext:value-type="string">
            <text:p>"model = StackingClassifier(level_0, final_estimator=level_1, n_jobs=-1)"</text:p>
          </table:table-cell>
          <table:table-cell table:number-columns-repeated="1012"/>
        </table:table-row>
        <table:table-row table:style-name="ro1">
          <table:table-cell table:style-name="ce25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37" office:value-type="string" calcext:value-type="string">
            <text:p>"model = StackingClassifier(level_0, final_estimator=level_1)"</text:p>
          </table:table-cell>
          <table:table-cell table:number-columns-repeated="1012"/>
        </table:table-row>
        <table:table-row table:style-name="ro1">
          <table:table-cell table:style-name="ce25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5" table:formula="of:=[.A111]+1" office:value-type="float" office:value="111" calcext:value-type="float">
            <text:p>1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12]+1" office:value-type="float" office:value="112" calcext:value-type="float">
            <text:p>11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37" office:value-type="string" calcext:value-type="string">
            <text:p>"classes = y.unique()" </text:p>
          </table:table-cell>
          <table:table-cell table:number-columns-repeated="1012"/>
        </table:table-row>
        <table:table-row table:style-name="ro1">
          <table:table-cell table:style-name="ce25" table:formula="of:=[.A114]+1" office:value-type="float" office:value="114" calcext:value-type="float">
            <text:p>11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roc_auc(model, X_train, y_train, X_test = X_test, y_test = y_test, classes = classes);"</text:p>
          </table:table-cell>
          <table:table-cell table:number-columns-repeated="1012"/>
        </table:table-row>
        <table:table-row table:style-name="ro1">
          <table:table-cell table:style-name="ce25" table:formula="of:=[.A115]+1" office:value-type="float" office:value="115" calcext:value-type="float">
            <text:p>11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5" table:formula="of:=[.A116]+1" office:value-type="float" office:value="116" calcext:value-type="float">
            <text:p>1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table:style-name="ce37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5" table:formula="of:=[.A117]+1" office:value-type="float" office:value="117" calcext:value-type="float">
            <text:p>11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table:style-name="ce37" office:value-type="string" calcext:value-type="string">
            <text:p>Class prediction error</text:p>
          </table:table-cell>
          <table:table-cell table:style-name="ce37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5" table:formula="of:=[.A118]+1" office:value-type="float" office:value="118" calcext:value-type="float">
            <text:p>1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5" table:formula="of:=[.A119]+1" office:value-type="float" office:value="119" calcext:value-type="float">
            <text:p>1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5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37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table:style-name="ce37" office:value-type="string" calcext:value-type="string">
            <text:p>Confusion matrix</text:p>
          </table:table-cell>
          <table:table-cell table:style-name="ce37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37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37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24]+1" office:value-type="float" office:value="124" calcext:value-type="float">
            <text:p>12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2">"model_imp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5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37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5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5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plot_partial_dependence(model, X_test, features_of_interest, CPU)"</text:p>
          </table:table-cell>
          <table:table-cell table:number-columns-repeated="1012"/>
        </table:table-row>
        <table:table-row table:style-name="ro1">
          <table:table-cell table:style-name="ce25" table:formula="of:=[.A129]+1" office:value-type="float" office:value="129" calcext:value-type="float">
            <text:p>1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2"/>
        </table:table-row>
        <table:table-row table:style-name="ro1">
          <table:table-cell table:style-name="ce25" table:formula="of:=[.A130]+1" office:value-type="float" office:value="130" calcext:value-type="float">
            <text:p>13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5" table:formula="of:=[.A131]+1" office:value-type="float" office:value="131" calcext:value-type="float">
            <text:p>13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2">"level_0_f = model_filtering(level_0, model_imp, threshold_model, score_stack, threshold_score)</text:span>"</text:p>
          </table:table-cell>
          <table:table-cell table:number-columns-repeated="1012"/>
        </table:table-row>
        <table:table-row table:style-name="ro1">
          <table:table-cell table:style-name="ce25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25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25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25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25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25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25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37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5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37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25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37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5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37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25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5" table:formula="of:=[.A143]+1" office:value-type="float" office:value="143" calcext:value-type="float">
            <text:p>14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<text:span text:style-name="T2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44]+1" office:value-type="float" office:value="144" calcext:value-type="float">
            <text:p>14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</text:span>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</text:span> feature permutation importance</text:p>
          </table:table-cell>
          <table:table-cell table:style-name="ce37" office:value-type="string" calcext:value-type="string">
            <text:p>"feature_importance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5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<text:span text:style-name="T2">Filtered</text:span> feature elimination</text:p>
          </table:table-cell>
          <table:table-cell table:style-name="ce37" office:value-type="string" calcext:value-type="string">
            <text:p>"best_feature, worst_feature = feature_filtering(feature_importance, threshold_feature)"</text:p>
          </table:table-cell>
          <table:table-cell table:number-columns-repeated="1012"/>
        </table:table-row>
        <table:table-row table:style-name="ro1">
          <table:table-cell table:style-name="ce25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7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25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5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</text:span> ROC/AUC</text:p>
          </table:table-cell>
          <table:table-cell table:style-name="ce37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25" table:formula="of:=[.A150]+1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5" table:formula="of:=[.A151]+1" office:value-type="float" office:value="151" calcext:value-type="float">
            <text:p>1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table:style-name="ce37" office:value-type="string" calcext:value-type="string">
            <text:p><text:span text:style-name="T2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5" table:formula="of:=[.A152]+1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table:style-name="ce37" office:value-type="string" calcext:value-type="string">
            <text:p><text:span text:style-name="T2">Filtered</text:span> Class prediction error</text:p>
          </table:table-cell>
          <table:table-cell table:style-name="ce37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5" table:formula="of:=[.A153]+1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5" table:formula="of:=[.A154]+1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5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</text:span> Classification report</text:p>
          </table:table-cell>
          <table:table-cell table:style-name="ce37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table:style-name="ce37" office:value-type="string" calcext:value-type="string">
            <text:p><text:span text:style-name="T2">Filtered</text:span> Confusion matrix</text:p>
          </table:table-cell>
          <table:table-cell table:style-name="ce37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</text:span> $R^2$ score</text:p>
          </table:table-cell>
          <table:table-cell table:style-name="ce37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<text:span text:style-name="T2">Filtered</text:span> Model inspection</text:p>
          </table:table-cell>
          <table:table-cell table:style-name="ce37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59]+1" office:value-type="float" office:value="159" calcext:value-type="float">
            <text:p>15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 </text:span>Model importance</text:p>
          </table:table-cell>
          <table:table-cell office:value-type="string" calcext:value-type="string">
            <text:p><text:span text:style-name="T2">"model_imp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5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 </text:span>Feature permutation importance (a posteriori)</text:p>
          </table:table-cell>
          <table:table-cell table:style-name="ce37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5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ltered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<text:span text:style-name="T2">Filtered </text:span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5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plot_partial_dependence(model, X_test, features_of_interest, CPU) "</text:p>
          </table:table-cell>
          <table:table-cell table:number-columns-repeated="1012"/>
        </table:table-row>
        <table:table-row table:style-name="ro1">
          <table:table-cell table:style-name="ce25" table:formula="of:=[.A164]+1" office:value-type="float" office:value="164" calcext:value-type="float">
            <text:p>16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65]+1" office:value-type="float" office:value="165" calcext:value-type="float">
            <text:p>1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25" table:formula="of:=[.A166]+1" office:value-type="float" office:value="166" calcext:value-type="float">
            <text:p>1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<text:span text:style-name="T2">"df = df.drop(dropped_cols</text:span>, axis=1)"</text:p>
          </table:table-cell>
          <table:table-cell table:number-columns-repeated="1012"/>
        </table:table-row>
        <table:table-row table:style-name="ro1">
          <table:table-cell table:style-name="ce25" table:formula="of:=[.A167]+1" office:value-type="float" office:value="167" calcext:value-type="float">
            <text:p>1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</text:p>
          </table:table-cell>
          <table:table-cell table:style-name="ce37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68]+1" office:value-type="float" office:value="168" calcext:value-type="float">
            <text:p>1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12"/>
        </table:table-row>
        <table:table-row table:style-name="ro1">
          <table:table-cell table:style-name="ce25" table:formula="of:=[.A169]+1" office:value-type="float" office:value="169" calcext:value-type="float">
            <text:p>1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12"/>
        </table:table-row>
        <table:table-row table:style-name="ro1">
          <table:table-cell table:style-name="ce25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37" office:value-type="string" calcext:value-type="string">
            <text:p>"nb_features = len(X.columns.tolist()) "</text:p>
          </table:table-cell>
          <table:table-cell table:number-columns-repeated="1012"/>
        </table:table-row>
        <table:table-row table:style-name="ro1">
          <table:table-cell table:style-name="ce25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nb_targets = len(y.unique()) "</text:p>
          </table:table-cell>
          <table:table-cell table:number-columns-repeated="1012"/>
        </table:table-row>
        <table:table-row table:style-name="ro1">
          <table:table-cell table:style-name="ce25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<text:span text:style-name="T2">"nb_targets = </text:span>1 "</text:p>
          </table:table-cell>
          <table:table-cell table:number-columns-repeated="1012"/>
        </table:table-row>
        <table:table-row table:style-name="ro1">
          <table:table-cell table:style-name="ce25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<text:span text:style-name="T2">"layer_size = nb_features + nb_targets</text:span> + 2 "</text:p>
          </table:table-cell>
          <table:table-cell table:number-columns-repeated="1012"/>
        </table:table-row>
        <table:table-row table:style-name="ro1">
          <table:table-cell table:style-name="ce25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37" office:value-type="string" calcext:value-type="string">
            <text:p><text:span text:style-name="T2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12"/>
        </table:table-row>
        <table:table-row table:style-name="ro1">
          <table:table-cell table:style-name="ce25" table:formula="of:=[.A175]+1" office:value-type="float" office:value="175" calcext:value-type="float">
            <text:p>17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12"/>
        </table:table-row>
        <table:table-row table:style-name="ro1">
          <table:table-cell table:style-name="ce25" table:formula="of:=[.A176]+1" office:value-type="float" office:value="176" calcext:value-type="float">
            <text:p>17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7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5" table:formula="of:=[.A177]+1" office:value-type="float" office:value="177" calcext:value-type="float">
            <text:p>17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37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5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37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25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37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5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37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25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5" table:formula="of:=[.A182]+1" office:value-type="float" office:value="182" calcext:value-type="float">
            <text:p>18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83]+1" office:value-type="float" office:value="183" calcext:value-type="float">
            <text:p>18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37" office:value-type="string" calcext:value-type="string">
            <text:p>"feature_importance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5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Final feature elimination</text:p>
          </table:table-cell>
          <table:table-cell table:style-name="ce37" office:value-type="string" calcext:value-type="string">
            <text:p>"best_feature, worst_feature = feature_filtering(feature_importance, threshold_feature)"</text:p>
          </table:table-cell>
          <table:table-cell table:number-columns-repeated="1012"/>
        </table:table-row>
        <table:table-row table:style-name="ro1">
          <table:table-cell table:style-name="ce25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7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25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5" table:formula="of:=[.A188]+1" office:value-type="float" office:value="188" calcext:value-type="float">
            <text:p>18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37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25" table:formula="of:=[.A189]+1" office:value-type="float" office:value="189" calcext:value-type="float">
            <text:p>18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5" table:formula="of:=[.A190]+1" office:value-type="float" office:value="190" calcext:value-type="float">
            <text:p>1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table:style-name="ce37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5" table:formula="of:=[.A191]+1" office:value-type="float" office:value="191" calcext:value-type="float">
            <text:p>1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table:style-name="ce37" office:value-type="string" calcext:value-type="string">
            <text:p>Final Class prediction error</text:p>
          </table:table-cell>
          <table:table-cell table:style-name="ce37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5" table:formula="of:=[.A192]+1" office:value-type="float" office:value="192" calcext:value-type="float">
            <text:p>1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5" table:formula="of:=[.A193]+1" office:value-type="float" office:value="193" calcext:value-type="float">
            <text:p>19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5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37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table:style-name="ce37" office:value-type="string" calcext:value-type="string">
            <text:p>Final Confusion matrix</text:p>
          </table:table-cell>
          <table:table-cell table:style-name="ce37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37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5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37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198]+1" office:value-type="float" office:value="198" calcext:value-type="float">
            <text:p>19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nal </text:span>Model importance</text:p>
          </table:table-cell>
          <table:table-cell office:value-type="string" calcext:value-type="string">
            <text:p><text:span text:style-name="T2">"model_imp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5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nal </text:span>Feature permutation importance (a posteriori)</text:p>
          </table:table-cell>
          <table:table-cell table:style-name="ce37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5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</text:p>
          </table:table-cell>
          <table:table-cell office:value-type="string" calcext:value-type="string">
            <text:p><text:span text:style-name="T2">Final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 office:value-type="string" calcext:value-type="string">
            <text:p>####</text:p>
          </table:table-cell>
          <table:table-cell office:value-type="string" calcext:value-type="string">
            <text:p><text:span text:style-name="T2">Final </text:span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5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37"/>
          <table:table-cell office:value-type="string" calcext:value-type="string">
            <text:p>None</text:p>
          </table:table-cell>
          <table:table-cell table:style-name="ce37" office:value-type="string" calcext:value-type="string">
            <text:p>"plot_partial_dependence(model, X_test, features_of_interest, CPU) <text:s/>"</text:p>
          </table:table-cell>
          <table:table-cell table:number-columns-repeated="1012"/>
        </table:table-row>
        <table:table-row table:style-name="ro1">
          <table:table-cell table:style-name="ce25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7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5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2"/>
        </table:table-row>
        <table:table-row table:style-name="ro1">
          <table:table-cell table:style-name="ce25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2">"fastapi_server(model, 'model.sav'</text:span>, X, y)"</text:p>
          </table:table-cell>
          <table:table-cell table:number-columns-repeated="1012"/>
        </table:table-row>
        <table:table-row table:style-name="ro1">
          <table:table-cell table:style-name="ce25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7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number-rows-repeated="1048368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5" table:display-filter-buttons="true" table:orientation="column"/>
        <table:database-range table:name="__Anonymous_Sheet_DB__1" table:target-range-address="package_source.A1:package_source.G53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O2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date-style style:name="N115">
      <number:month/>
      <number:text>/</number:text>
      <number:day/>
      <number:text>/</number:text>
      <number:year number:style="long"/>
    </number:date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day/>
      <number:text>-</number:text>
      <number:month number:textual="true"/>
      <number:text>-</number:text>
      <number:year/>
    </number:date-style>
    <number:date-style style:name="N118">
      <number:day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ta_5f_package" style:display-name="PageStyle_meta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0T11:47:14</meta:creation-date>
    <dc:language>en-US</dc:language>
    <dc:date>2022-11-30T16:01:09.890000000</dc:date>
    <meta:editing-cycles>599</meta:editing-cycles>
    <meta:editing-duration>P9DT7H23S</meta:editing-duration>
    <meta:generator>LibreOffice/7.4.2.3$Windows_X86_64 LibreOffice_project/382eef1f22670f7f4118c8c2dd222ec7ad009daf</meta:generator>
    <meta:document-statistic meta:table-count="4" meta:cell-count="4461" meta:object-count="0"/>
  </office:meta>
</office:document-meta>
</file>